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Text_20_body" style:list-style-name="L9">
    </style:style>
  </office:automatic-styles>
  <office:body>
    <office:text>
      <text:p text:style-name="Title">Business Plan Nocerosso srl</text:p>
      <text:p text:style-name="Author">Matteo Pedani</text:p>
      <text:p text:style-name="Date">2024-12-03</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reformatted_20_Text">
<text:span text:style-name="NormalTok">tab </text:span><text:span text:style-name="OtherTok">&lt;-</text:span><text:span text:style-name="NormalTok"><text:s text:c="1"/></text:span><text:span text:style-name="FunctionTok">matrix</text:span><text:span text:style-name="NormalTok">(</text:span><text:span text:style-name="FunctionTok">c</text:span><text:span text:style-name="NormalTok">(</text:span><text:span text:style-name="FloatTok">1.5</text:span><text:span text:style-name="NormalTok">, <text:s text:c="2"/></text:span><text:span text:style-name="SpecialCharTok">-</text:span><text:span text:style-name="DecValTok">5</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 <text:s text:c="2"/></text:span><text:span text:style-name="DecValTok">0</text:span><text:span text:style-name="NormalTok">,</text:span>
</text:p>
      <text:p text:style-name="Preformatted_20_Text">
<text:span text:style-name="NormalTok"><text:s text:c="16"/></text:span><text:span text:style-name="FloatTok">0.2</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 </text:span><text:span text:style-name="FloatTok">0.5</text:span><text:span text:style-name="NormalTok">,</text:span>
</text:p>
      <text:p text:style-name="Preformatted_20_Text">
<text:span text:style-name="NormalTok"><text:s text:c="16"/></text:span><text:span text:style-name="FloatTok">0.19</text:span><text:span text:style-name="NormalTok">,</text:span><text:span text:style-name="FloatTok">1.9</text:span><text:span text:style-name="NormalTok">, </text:span><text:span text:style-name="FloatTok">3.8</text:span><text:span text:style-name="NormalTok">, </text:span><text:span text:style-name="FloatTok">3.8</text:span><text:span text:style-name="NormalTok">, </text:span><text:span text:style-name="FloatTok">3.8</text:span><text:span text:style-name="NormalTok">, </text:span><text:span text:style-name="FloatTok">3.8</text:span><text:span text:style-name="NormalTok">, </text:span><text:span text:style-name="FloatTok">3.8</text:span><text:span text:style-name="NormalTok">, </text:span><text:span text:style-name="FloatTok">3.8</text:span><text:span text:style-name="NormalTok">, </text:span><text:span text:style-name="FloatTok">3.8</text:span><text:span text:style-name="NormalTok">, </text:span><text:span text:style-name="FloatTok">3.8</text:span>
</text:p>
      <text:p text:style-name="Preformatted_20_Text">
<text:span text:style-name="NormalTok"><text:s text:c="16"/>), </text:span><text:span text:style-name="AttributeTok">ncol=</text:span><text:span text:style-name="DecValTok">10</text:span><text:span text:style-name="NormalTok">, </text:span><text:span text:style-name="AttributeTok">byrow=</text:span><text:span text:style-name="ConstantTok">TRUE</text:span><text:span text:style-name="NormalTok">)</text:span>
</text:p>
      <text:p text:style-name="Preformatted_20_Text">
<text:span text:style-name="FunctionTok">colnames</text:span><text:span text:style-name="NormalTok">(tab) </text:span><text:span text:style-name="OtherTok">&lt;-</text:span><text:span text:style-name="NormalTok"><text:s text:c="1"/></text:span><text:span text:style-name="FunctionTok">c</text:span><text:span text:style-name="NormalTok">(</text:span><text:span text:style-name="StringTok">'1 anno'</text:span><text:span text:style-name="NormalTok">,</text:span><text:span text:style-name="StringTok">' 2 anno'</text:span><text:span text:style-name="NormalTok">,</text:span><text:span text:style-name="StringTok">'3 anno'</text:span><text:span text:style-name="NormalTok">,</text:span><text:span text:style-name="StringTok">'4 anno'</text:span><text:span text:style-name="NormalTok">,</text:span><text:span text:style-name="StringTok">'5 anno'</text:span><text:span text:style-name="NormalTok">,</text:span><text:span text:style-name="StringTok">'6 anno'</text:span><text:span text:style-name="NormalTok">,</text:span><text:span text:style-name="StringTok">' 7 anno'</text:span><text:span text:style-name="NormalTok">,</text:span><text:span text:style-name="StringTok">'8 anno'</text:span><text:span text:style-name="NormalTok">,</text:span><text:span text:style-name="StringTok">'9 anno'</text:span><text:span text:style-name="NormalTok">,</text:span><text:span text:style-name="StringTok">'10 anno'</text:span><text:span text:style-name="NormalTok">)</text:span>
</text:p>
      <text:p text:style-name="Preformatted_20_Text">
<text:span text:style-name="FunctionTok">rownames</text:span><text:span text:style-name="NormalTok">(tab) </text:span><text:span text:style-name="OtherTok">&lt;-</text:span><text:span text:style-name="NormalTok"><text:s text:c="1"/></text:span><text:span text:style-name="FunctionTok">c</text:span><text:span text:style-name="NormalTok">(</text:span><text:span text:style-name="StringTok">'installazione'</text:span><text:span text:style-name="NormalTok">,</text:span><text:span text:style-name="StringTok">'spese manutenzione'</text:span><text:span text:style-name="NormalTok">,</text:span><text:span text:style-name="StringTok">'vendita energia'</text:span><text:span text:style-name="NormalTok">)</text:span>
</text:p>
      <text:p text:style-name="Preformatted_20_Text">
<text:span text:style-name="NormalTok">tab </text:span><text:span text:style-name="OtherTok">&lt;-</text:span><text:span text:style-name="NormalTok"><text:s text:c="1"/></text:span><text:span text:style-name="FunctionTok">as.table</text:span><text:span text:style-name="NormalTok">(tab)</text:span>
</text:p>
      <text:p text:style-name="Preformatted_20_Text">
<text:span text:style-name="CommentTok">#view table </text:span>
</text:p>
      <text:p text:style-name="Preformatted_20_Text">
<text:span text:style-name="NormalTok">tab</text:span>
</text:p>
      <text:p text:style-name="P9"><text:s text:c="19"/>1 anno <text:s text:c="1"/>2 anno 3 anno 4 anno 5 anno 6 anno <text:s text:c="1"/>7 anno 8 anno</text:p>
      <text:p text:style-name="P10">installazione <text:s text:c="7"/>1.50 <text:s text:c="2"/>-5.00 <text:s text:c="2"/>0.00 <text:s text:c="2"/>0.00 <text:s text:c="2"/>0.00 <text:s text:c="2"/>0.00 <text:s text:c="3"/>0.00 <text:s text:c="2"/>0.00</text:p>
      <text:p text:style-name="P11">spese manutenzione <text:s text:c="2"/>0.20 <text:s text:c="3"/>0.50 <text:s text:c="2"/>0.50 <text:s text:c="2"/>0.50 <text:s text:c="2"/>0.50 <text:s text:c="2"/>0.50 <text:s text:c="3"/>0.50 <text:s text:c="2"/>0.50</text:p>
      <text:p text:style-name="P12">vendita energia <text:s text:c="5"/>0.19 <text:s text:c="3"/>1.90 <text:s text:c="2"/>3.80 <text:s text:c="2"/>3.80 <text:s text:c="2"/>3.80 <text:s text:c="2"/>3.80 <text:s text:c="3"/>3.80 <text:s text:c="2"/>3.80</text:p>
      <text:p text:style-name="P13"><text:s text:c="19"/>9 anno 10 anno</text:p>
      <text:p text:style-name="P14">installazione <text:s text:c="7"/>0.00 <text:s text:c="3"/>0.00</text:p>
      <text:p text:style-name="P15">spese manutenzione <text:s text:c="2"/>0.50 <text:s text:c="3"/>0.50</text:p>
      <text:p text:style-name="P16">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17">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17">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17">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17">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it"/>
    </style:style>
    <style:style style:family="text" style:name="Source_Text">
      <style:text-properties style:font-name="Courier New" style:font-name-asian="Courier New" style:font-name-complex="Courier New" style:font-size-asian="10pt" style:font-size-complex="10pt" fo:font-size="10pt" fo:language="it"/>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3b4f" fo:font-weight="bold"/>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fo:font-weight="bold"/>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Business Plan Nocerosso srl</dc:title>
    <dc:description/>
    <dc:subject/>
    <meta:keyword/>
    <dc:language>it</dc:language>
    <meta:initial-creator>Matteo Pedani</meta:initial-creator>
    <dc:creator>Matteo Pedani</dc:creator>
    <meta:creation-date>2024-12-03T13:35:17Z</meta:creation-date>
    <dc:date>2024-12-03T13:35:17Z</dc:date>
    <meta:user-defined meta:name="authors" meta:value-type="string"/>
    <meta:user-defined meta:name="biblio-config" meta:value-type="string">True</meta:user-defined>
    <meta:user-defined meta:name="by-author" meta:value-type="string"/>
    <meta:user-defined meta:name="date" meta:value-type="string">2024-12-03</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